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9B000000DB460BE9053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artesABCD.png" draw:style-name="gr1" draw:text-style-name="P2" svg:width="19.998cm" svg:height="28.736cm" svg:x="0cm" svg:y="0cm">
        <draw:image xlink:href="Pictures/10000201000009B000000DB460BE9053.png" xlink:type="simple" xlink:show="embed" xlink:actuate="onLoad">
          <text:p/>
        </draw:image>
      </draw:frame>
      <text:p text:style-name="P1"><draw:frame draw:style-name="fr1" text:anchor-type="as-char" svg:width="19.995cm" svg:height="28.734cm" draw:z-index="1"><draw:image xlink:href="Pictures/10000201000009B000000DB460BE90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0.501cm" fo:margin-right="0.501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e.falguiere</meta:initial-creator>
    <dc:creator>claude.falguiere</dc:creator>
    <meta:editing-cycles>1</meta:editing-cycles>
    <meta:creation-date>2011-04-12T12:37:00</meta:creation-date>
    <dc:date>2011-04-12T13:16:00</dc:date>
    <meta:editing-duration>PT10S</meta:editing-duration>
    <meta:generator>OOo-dev/3.4$Unix OpenOffice.org_project/340m0$Build-9583</meta:generator>
    <meta:document-statistic meta:table-count="0" meta:image-count="1" meta:object-count="0" meta:page-count="1" meta:paragraph-count="1" meta:word-count="0" meta:character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